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Mono" svg:font-family="'Liberation Mono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3125in"/>
    </style:style>
    <style:style style:name="Table1.B" style:family="table-column">
      <style:table-column-properties style:column-width="1.6354in"/>
    </style:style>
    <style:style style:name="Table1.C" style:family="table-column">
      <style:table-column-properties style:column-width="1.3646in"/>
    </style:style>
    <style:style style:name="Table1.D" style:family="table-column">
      <style:table-column-properties style:column-width="1.6146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Preformatted_20_Text">
      <style:paragraph-properties fo:text-align="center" style:justify-single-word="false"/>
    </style:style>
    <style:style style:name="P2" style:family="paragraph" style:parent-style-name="Preformatted_20_Text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Preformatted_20_Text">
      <style:paragraph-properties fo:margin-top="0in" fo:margin-bottom="0.1965in" fo:text-align="start" style:justify-single-word="false"/>
      <style:text-properties style:font-name="Liberation Serif" fo:font-size="12pt" style:text-underline-style="none" style:font-size-asian="10.5pt" style:font-size-complex="12pt"/>
    </style:style>
    <style:style style:name="P4" style:family="paragraph" style:parent-style-name="Preformatted_20_Text">
      <style:paragraph-properties fo:margin-top="0in" fo:margin-bottom="0.1965in" fo:text-align="center" style:justify-single-word="false" fo:padding="0.0291in" fo:border-left="none" fo:border-right="none" fo:border-top="none" fo:border-bottom="0.0008in solid #000000" style:join-border="false"/>
    </style:style>
    <style:style style:name="P5" style:family="paragraph" style:parent-style-name="Table_20_Contents">
      <style:paragraph-properties fo:text-align="start" style:justify-single-word="false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P7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0pt" style:font-size-asian="10pt" style:font-size-complex="10pt"/>
    </style:style>
    <style:style style:name="P8" style:family="paragraph" style:parent-style-name="Preformatted_20_Text">
      <style:paragraph-properties fo:margin-top="0in" fo:margin-bottom="0.1965in"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9" style:family="paragraph" style:parent-style-name="Preformatted_20_Text">
      <style:paragraph-properties fo:margin-top="0in" fo:margin-bottom="0.1965in" fo:text-align="start" style:justify-single-word="false"/>
      <style:text-properties style:font-name="Liberation Serif" fo:font-size="12pt" style:text-underline-style="none" style:font-size-asian="10.5pt" style:font-size-complex="12pt"/>
    </style:style>
    <style:style style:name="P10" style:family="paragraph" style:parent-style-name="Preformatted_20_Text">
      <style:paragraph-properties fo:margin-top="0in" fo:margin-bottom="0.1965in" fo:text-align="start" style:justify-single-word="false"/>
      <style:text-properties style:font-name="Liberation Serif" fo:font-size="12pt" style:text-underline-style="solid" style:text-underline-width="auto" style:text-underline-color="font-color" style:font-size-asian="10.5pt" style:font-size-complex="12pt"/>
    </style:style>
    <style:style style:name="P11" style:family="paragraph" style:parent-style-name="Preformatted_20_Text" style:list-style-name="L1">
      <style:paragraph-properties fo:margin-top="0in" fo:margin-bottom="0.1965in" fo:text-align="start" style:justify-single-word="false"/>
    </style:style>
    <style:style style:name="P12" style:family="paragraph" style:parent-style-name="Preformatted_20_Text">
      <style:paragraph-properties fo:margin-top="0in" fo:margin-bottom="0.1965in"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Preformatted_20_Text" style:list-style-name="L1">
      <style:paragraph-properties fo:margin-top="0in" fo:margin-bottom="0.1965in"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Preformatted_20_Text">
      <style:paragraph-properties fo:margin-top="0in" fo:margin-bottom="0.1965in" fo:text-align="start" style:justify-single-word="false"/>
      <style:text-properties fo:font-size="12pt" style:font-size-asian="10.5pt" style:font-size-complex="12pt"/>
    </style:style>
    <style:style style:name="P15" style:family="paragraph" style:parent-style-name="Preformatted_20_Text">
      <style:paragraph-properties fo:text-align="center" style:justify-single-word="false"/>
      <style:text-properties fo:font-size="14pt" style:font-size-asian="14pt" style:font-size-complex="14pt"/>
    </style:style>
    <style:style style:name="P16" style:family="paragraph" style:parent-style-name="Preformatted_20_Text">
      <style:paragraph-properties fo:margin-left="-0.0201in" fo:margin-right="-0.0201in" fo:margin-top="0in" fo:margin-bottom="0in" style:line-height-at-least="0in" fo:text-align="start" style:justify-single-word="false" fo:text-indent="0in" style:auto-text-indent="false"/>
      <style:text-properties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P17" style:family="paragraph" style:parent-style-name="Preformatted_20_Text">
      <style:paragraph-properties fo:margin-left="-0.0201in" fo:margin-right="-0.0201in" fo:margin-top="0in" fo:margin-bottom="0in" style:line-height-at-least="0in" fo:text-align="start" style:justify-single-word="false" fo:text-indent="0in" style:auto-text-indent="false"/>
      <style:text-properties style:font-name="Liberation Mono" fo:font-size="10pt" style:text-underline-style="none" fo:font-weight="normal" style:font-size-asian="8.75pt" style:font-weight-asian="normal" style:font-size-complex="10pt" style:font-weight-complex="normal"/>
    </style:style>
    <style:style style:name="P18" style:family="paragraph" style:parent-style-name="Preformatted_20_Text">
      <style:paragraph-properties fo:margin-left="-0.0201in" fo:margin-right="-0.0201in" fo:margin-top="0in" fo:margin-bottom="0in" style:line-height-at-least="0in" fo:text-align="start" style:justify-single-word="false" fo:text-indent="0in" style:auto-text-indent="false"/>
      <style:text-properties style:font-name="Liberation Mono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19" style:family="paragraph" style:parent-style-name="Preformatted_20_Text">
      <style:paragraph-properties fo:margin-left="-0.0201in" fo:margin-right="-0.0201in" fo:margin-top="0in" fo:margin-bottom="0in" style:line-height-at-least="0in" fo:text-align="start" style:justify-single-word="false" fo:text-indent="0in" style:auto-text-indent="false"/>
      <style:text-properties style:font-name="Liberation Mono" fo:font-size="14pt" style:text-underline-style="solid" style:text-underline-width="auto" style:text-underline-color="font-color" fo:font-weight="normal" style:font-size-asian="12.25pt" style:font-weight-asian="normal" style:font-size-complex="14pt" style:font-weight-complex="normal"/>
    </style:style>
    <style:style style:name="P20" style:family="paragraph" style:parent-style-name="Preformatted_20_Text">
      <style:paragraph-properties fo:margin-left="-0.0201in" fo:margin-right="-0.0201in" fo:margin-top="0in" fo:margin-bottom="0in" style:line-height-at-least="0in" fo:text-align="start" style:justify-single-word="false" fo:text-indent="0in" style:auto-text-indent="false"/>
    </style:style>
    <style:style style:name="P21" style:family="paragraph" style:parent-style-name="Preformatted_20_Text">
      <style:paragraph-properties fo:margin-left="0in" fo:margin-right="0in" fo:margin-top="0in" fo:margin-bottom="0in" style:line-height-at-least="0in" fo:text-align="start" style:justify-single-word="false" fo:text-indent="0in" style:auto-text-indent="false"/>
      <style:text-properties style:font-name="Liberation Serif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22" style:family="paragraph" style:parent-style-name="Preformatted_20_Text">
      <style:paragraph-properties fo:margin-left="0in" fo:margin-right="0in" fo:margin-top="0in" fo:margin-bottom="0in" style:line-height-at-least="0in" fo:text-align="start" style:justify-single-word="false" fo:text-indent="0in" style:auto-text-indent="false"/>
      <style:text-properties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erif" style:text-underline-style="solid" style:text-underline-width="auto" style:text-underline-color="font-color"/>
    </style:style>
    <style:style style:name="T6" style:family="text">
      <style:text-properties style:font-name="Liberation Serif" style:text-underline-style="none"/>
    </style:style>
    <style:style style:name="T7" style:family="text">
      <style:text-properties style:font-name="Liberation Serif" fo:font-size="12pt" style:text-underline-style="solid" style:text-underline-width="auto" style:text-underline-color="font-color" style:font-size-asian="10.5pt" style:font-size-complex="12pt"/>
    </style:style>
    <style:style style:name="T8" style:family="text">
      <style:text-properties style:font-name="Liberation Mono" fo:font-size="10pt" style:text-underline-style="none" style:font-size-asian="8.75pt" style:font-size-complex="10pt"/>
    </style:style>
    <style:style style:name="T9" style:family="text">
      <style:text-properties style:font-name="Liberation Mono" fo:font-size="10pt" style:text-underline-style="none" fo:font-weight="normal" style:font-size-asian="8.75pt" style:font-weight-asian="normal" style:font-size-complex="10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bhinav Rai</text:p>
      <text:p text:style-name="P2">UIN – 320001645</text:p>
      <text:p text:style-name="P2"/>
      <text:p text:style-name="P2">CSCE 625 - AI</text:p>
      <text:p text:style-name="P2"><text:s/>Homework #3</text:p>
      <text:p text:style-name="P2">Due: Fri, Sep 30, 2011</text:p>
      <text:p text:style-name="P1"/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Report</text:p>
      <text:p text:style-name="P14"><text:span text:style-name="T5">Problem Overview:</text:span><text:span text:style-name="T6"> </text:span></text:p>
      <text:p text:style-name="P3"><text:tab/>The problem here has a large branching factor. For each node, we can have '2 * num_blocks' possible configurations to move to. With such a large branching factor, DFS or BFS do not work fine. To add to the difficulty, the problem is inherently multi-dimensional, i.e. We want to move the final configuration to a state where all the nodes have adjacent values in sorted order, and we want all the nodes to be moved to the final stack. So it is a choice of 'block ordering in a stack' + 'relative configurations of the stacks'.</text:p>
      <text:p text:style-name="P3"><text:s/>So we need to apply favourable heuristics to our search to converge the iterations to the goal <text:s/>node quickly.</text:p>
      <text:p text:style-name="P10">Heuristics applied and observations:</text:p>
      <text:p text:style-name="P3"><text:tab/>Key_Ideas: </text:p>
      <text:p text:style-name="P3"><text:tab/><text:tab/>g_cost : <text:s/>cost accrued so far in the iterations. <text:s text:c="81"/><text:tab/><text:tab/>h_cost : heuristic cost of a node to reach the goal node <text:s text:c="50"/><text:tab/><text:tab/><text:tab/>cost = g_cost + h_cost<text:tab/><text:tab/><text:tab/><text:tab/><text:tab/><text:tab/><text:tab/><text:tab/><text:tab/><text:tab/><text:tab/>h_cost(goal) = 0</text:p>
      <text:list xml:id="list1477758612" text:style-name="L1">
        <text:list-item>
          <text:p text:style-name="P11">h0 : First run employed search with 'heuristic cost = 0', which simulates the uniform cost search (breadth first) from any random state to goal state. With the large branching factor we had (2n, where n is the number of blocks), h0 search takes a large number of runs, and runs out of maximum tries to find out the goal for values of n &gt; 5.</text:p>
        </text:list-item>
        <text:list-item>
          <text:p text:style-name="P11">h1 : The idea employed here was, that if any stack contains two nodes with adjacent values, that pair can be moved with less cost to achieve the goal state. So <text:span text:style-name="T3">for any two nodes with adjacent values, we subtract the h_cost by 1</text:span>. This turned out to be a lot better. But sometimes the configuration advantage is nullified by the g_cost, i.e. If a better node has a higher g_cost, then in total cost priority, we fail to choose it as the frontier node.</text:p>
        </text:list-item>
        <text:list-item>
          <text:p text:style-name="P11">H2: From h1, we saw that the adjacent value node heuristics helps find a node faster. So I gave more weightage to that configuration, i.e. If we find such a configuration, <text:span text:style-name="T3">for each adjacent value pair, we decrease h_cost by 4.</text:span></text:p>
          <text:p text:style-name="P11"><text:span text:style-name="T3"><text:s/></text:span><text:span text:style-name="T4">This way, we can take advantage of the low h_cost and it does not get significantly affected from higher g_costs. This way, I was able to get to the goal node in fairly less iterations.</text:span></text:p>
          <text:p text:style-name="P13">Another intuition was, that in the goal node, all following nodes have a higher value than the previous one. So if a node has a higher value node following a lower value node, we decrease h_cost by 2. </text:p>
          <text:p text:style-name="P13"><text:soft-page-break/>To make the h_cost of goal 0, we start h_cost with a number 4 * 'num_blocks – 1'. The goal node contains 'num_blocks – 1' adjacent value pairs, and for each such pair, we decrease the h_cost by 4, eventually resulting in a cost 0 for goal node.</text:p>
        </text:list-item>
      </text:list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Heuristics/num_blocks</text:p>
          </table:table-cell>
          <table:table-cell table:style-name="Table1.A1" office:value-type="string">
            <text:p text:style-name="P6">h0</text:p>
          </table:table-cell>
          <table:table-cell table:style-name="Table1.A1" office:value-type="string">
            <text:p text:style-name="P6">h1</text:p>
          </table:table-cell>
          <table:table-cell table:style-name="Table1.D1" office:value-type="string">
            <text:p text:style-name="P6">h2</text:p>
          </table:table-cell>
        </table:table-row>
        <table:table-row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6">35</text:p>
          </table:table-cell>
          <table:table-cell table:style-name="Table1.A2" office:value-type="string">
            <text:p text:style-name="P6">26</text:p>
          </table:table-cell>
          <table:table-cell table:style-name="Table1.D2" office:value-type="string">
            <text:p text:style-name="P6">3</text:p>
          </table:table-cell>
        </table:table-row>
        <table:table-row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6">110</text:p>
          </table:table-cell>
          <table:table-cell table:style-name="Table1.A2" office:value-type="string">
            <text:p text:style-name="P6">62</text:p>
          </table:table-cell>
          <table:table-cell table:style-name="Table1.D2" office:value-type="string">
            <text:p text:style-name="P6">5</text:p>
          </table:table-cell>
        </table:table-row>
        <table:table-row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6">2460</text:p>
          </table:table-cell>
          <table:table-cell table:style-name="Table1.A2" office:value-type="string">
            <text:p text:style-name="P6">288</text:p>
          </table:table-cell>
          <table:table-cell table:style-name="Table1.D2" office:value-type="string">
            <text:p text:style-name="P6">6</text:p>
          </table:table-cell>
        </table:table-row>
        <table:table-row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6">Test limit exceeded</text:p>
          </table:table-cell>
          <table:table-cell table:style-name="Table1.A2" office:value-type="string">
            <text:p text:style-name="P6">542</text:p>
          </table:table-cell>
          <table:table-cell table:style-name="Table1.D2" office:value-type="string">
            <text:p text:style-name="P6">8</text:p>
          </table:table-cell>
        </table:table-row>
        <table:table-row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6">“”</text:p>
          </table:table-cell>
          <table:table-cell table:style-name="Table1.A2" office:value-type="string">
            <text:p text:style-name="P6">Above 2000</text:p>
          </table:table-cell>
          <table:table-cell table:style-name="Table1.D2" office:value-type="string">
            <text:p text:style-name="P6">11</text:p>
          </table:table-cell>
        </table:table-row>
        <table:table-row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6">“”</text:p>
          </table:table-cell>
          <table:table-cell table:style-name="Table1.A2" office:value-type="string">
            <text:p text:style-name="P6">Test limit exceeded</text:p>
          </table:table-cell>
          <table:table-cell table:style-name="Table1.D2" office:value-type="string">
            <text:p text:style-name="P6">13</text:p>
          </table:table-cell>
        </table:table-row>
        <table:table-row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6">“”</text:p>
          </table:table-cell>
          <table:table-cell table:style-name="Table1.A2" office:value-type="string">
            <text:p text:style-name="P6">“”</text:p>
          </table:table-cell>
          <table:table-cell table:style-name="Table1.D2" office:value-type="string">
            <text:p text:style-name="P6">13</text:p>
          </table:table-cell>
        </table:table-row>
        <table:table-row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6">“”</text:p>
          </table:table-cell>
          <table:table-cell table:style-name="Table1.A2" office:value-type="string">
            <text:p text:style-name="P6">“”</text:p>
          </table:table-cell>
          <table:table-cell table:style-name="Table1.D2" office:value-type="string">
            <text:p text:style-name="P6">15</text:p>
          </table:table-cell>
        </table:table-row>
        <table:table-row>
          <table:table-cell table:style-name="Table1.A2" office:value-type="string">
            <text:p text:style-name="P6">12</text:p>
          </table:table-cell>
          <table:table-cell table:style-name="Table1.A2" office:value-type="string">
            <text:p text:style-name="P6">“”</text:p>
          </table:table-cell>
          <table:table-cell table:style-name="Table1.A2" office:value-type="string">
            <text:p text:style-name="P6">“”</text:p>
          </table:table-cell>
          <table:table-cell table:style-name="Table1.D2" office:value-type="string">
            <text:p text:style-name="P6">17</text:p>
          </table:table-cell>
        </table:table-row>
        <table:table-row>
          <table:table-cell table:style-name="Table1.A2" office:value-type="string">
            <text:p text:style-name="P6">15</text:p>
          </table:table-cell>
          <table:table-cell table:style-name="Table1.A2" office:value-type="string">
            <text:p text:style-name="P6">“”</text:p>
          </table:table-cell>
          <table:table-cell table:style-name="Table1.A2" office:value-type="string">
            <text:p text:style-name="P6">“”</text:p>
          </table:table-cell>
          <table:table-cell table:style-name="Table1.D2" office:value-type="string">
            <text:p text:style-name="P6">21</text:p>
          </table:table-cell>
        </table:table-row>
      </table:table>
      <text:p text:style-name="P12"><text:tab/><text:tab/><text:tab/><text:tab/><text:tab/><text:tab/><text:tab/><text:tab/><text:tab/>(avg. num_goal_tests)</text:p>
      <text:p text:style-name="P12"/>
      <text:p text:style-name="P12"><text:span text:style-name="T7">Sample Outputs:</text:span></text:p>
      <text:p text:style-name="P21">h2: n = 8</text:p>
      <text:p text:style-name="P21"/>
      <text:p text:style-name="P22">abhinav@ubuntu:~/Downloads$ python blocks.py 8</text:p>
      <text:p text:style-name="P22">randomly generated stacks of blocks:</text:p>
      <text:p text:style-name="P16">4 <text:s text:c="7"/></text:p>
      <text:p text:style-name="P16">7 <text:s text:c="7"/></text:p>
      <text:p text:style-name="P16">5 <text:s text:c="7"/></text:p>
      <text:p text:style-name="P16">2 <text:s text:c="2"/>6 <text:s text:c="3"/></text:p>
      <text:p text:style-name="P16">3 <text:s text:c="2"/>8 <text:s text:c="2"/>1</text:p>
      <text:p text:style-name="P16"></text:p>
      <text:p text:style-name="P16">('cost = ', 24, 'g = ', 0)</text:p>
      <text:p text:style-name="P16">4 <text:s text:c="7"/></text:p>
      <text:p text:style-name="P16">7 <text:s text:c="7"/></text:p>
      <text:p text:style-name="P16">5 <text:s text:c="7"/></text:p>
      <text:p text:style-name="P16">2 <text:s text:c="2"/>6 <text:s text:c="3"/></text:p>
      <text:p text:style-name="P16">3 <text:s text:c="2"/>8 <text:s text:c="2"/>1</text:p>
      <text:p text:style-name="P16"></text:p>
      <text:p text:style-name="P16">('cost = ', 19, 'g = ', 1)</text:p>
      <text:p text:style-name="P16"><text:s text:c="4"/>4 <text:s text:c="3"/></text:p>
      <text:p text:style-name="P16"><text:s text:c="4"/>7 <text:s text:c="3"/></text:p>
      <text:p text:style-name="P16"><text:s text:c="4"/>5 <text:s text:c="3"/></text:p>
      <text:p text:style-name="P16">2 <text:s text:c="2"/>6 <text:s text:c="3"/></text:p>
      <text:p text:style-name="P16">3 <text:s text:c="2"/>8 <text:s text:c="2"/>1</text:p>
      <text:p text:style-name="P16"></text:p>
      <text:p text:style-name="P16">('cost = ', 16, 'g = ', 2)</text:p>
      <text:p text:style-name="P16"><text:soft-page-break/><text:s text:c="4"/>2 <text:s text:c="3"/></text:p>
      <text:p text:style-name="P16"><text:s text:c="4"/>3 <text:s text:c="3"/></text:p>
      <text:p text:style-name="P16"><text:s text:c="4"/>4 <text:s text:c="3"/></text:p>
      <text:p text:style-name="P16"><text:s text:c="4"/>7 <text:s text:c="3"/></text:p>
      <text:p text:style-name="P16"><text:s text:c="4"/>5 <text:s text:c="3"/></text:p>
      <text:p text:style-name="P16"><text:s text:c="4"/>6 <text:s text:c="3"/></text:p>
      <text:p text:style-name="P16"><text:s text:c="4"/>8 <text:s text:c="2"/>1</text:p>
      <text:p text:style-name="P16"></text:p>
      <text:p text:style-name="P16">('cost = ', 13, 'g = ', 3)</text:p>
      <text:p text:style-name="P16"><text:s text:c="4"/>1 <text:s text:c="3"/></text:p>
      <text:p text:style-name="P16"><text:s text:c="4"/>2 <text:s text:c="3"/></text:p>
      <text:p text:style-name="P16"><text:s text:c="4"/>3 <text:s text:c="3"/></text:p>
      <text:p text:style-name="P16"><text:s text:c="4"/>4 <text:s text:c="3"/></text:p>
      <text:p text:style-name="P16"><text:s text:c="4"/>7 <text:s text:c="3"/></text:p>
      <text:p text:style-name="P16"><text:s text:c="4"/>5 <text:s text:c="3"/></text:p>
      <text:p text:style-name="P16"><text:s text:c="4"/>6 <text:s text:c="3"/></text:p>
      <text:p text:style-name="P16"><text:s text:c="4"/>8 <text:s text:c="3"/></text:p>
      <text:p text:style-name="P16"></text:p>
      <text:p text:style-name="P16">('cost = ', 12, 'g = ', 4)</text:p>
      <text:p text:style-name="P16"><text:s text:c="8"/>1</text:p>
      <text:p text:style-name="P16"><text:s text:c="8"/>2</text:p>
      <text:p text:style-name="P16"><text:s text:c="4"/>5 <text:s text:c="2"/>3</text:p>
      <text:p text:style-name="P16"><text:s text:c="4"/>6 <text:s text:c="2"/>4</text:p>
      <text:p text:style-name="P16"><text:s text:c="4"/>8 <text:s text:c="2"/>7</text:p>
      <text:p text:style-name="P16"></text:p>
      <text:p text:style-name="P16"></text:p>
      <text:p text:style-name="P16">('cost = ', 11, 'g = ', 5)</text:p>
      <text:p text:style-name="P16"><text:s text:c="4"/>1 <text:s text:c="3"/></text:p>
      <text:p text:style-name="P16"><text:s text:c="4"/>2 <text:s text:c="3"/></text:p>
      <text:p text:style-name="P16"><text:s text:c="4"/>3 <text:s text:c="3"/></text:p>
      <text:p text:style-name="P16"><text:s text:c="4"/>4 <text:s text:c="3"/></text:p>
      <text:p text:style-name="P16"><text:s text:c="4"/>5 <text:s text:c="3"/></text:p>
      <text:p text:style-name="P16"><text:s text:c="4"/>6 <text:s text:c="3"/></text:p>
      <text:p text:style-name="P16"><text:s text:c="4"/>8 <text:s text:c="2"/>7</text:p>
      <text:p text:style-name="P16"></text:p>
      <text:p text:style-name="P16">('cost = ', 10, 'g = ', 6)</text:p>
      <text:p text:style-name="P16"><text:s text:c="8"/>1</text:p>
      <text:p text:style-name="P16"><text:s text:c="8"/>2</text:p>
      <text:p text:style-name="P16"><text:s text:c="8"/>3</text:p>
      <text:p text:style-name="P16"><text:s text:c="8"/>4</text:p>
      <text:p text:style-name="P16"><text:s text:c="8"/>5</text:p>
      <text:p text:style-name="P16"><text:s text:c="8"/>6</text:p>
      <text:p text:style-name="P16"><text:s text:c="4"/>8 <text:s text:c="2"/>7</text:p>
      <text:p text:style-name="P16"></text:p>
      <text:p text:style-name="P16">('cost = ', 7, 'g = ', 7)</text:p>
      <text:p text:style-name="P16"><text:s text:c="4"/>1 <text:s text:c="3"/></text:p>
      <text:p text:style-name="P16"><text:s text:c="4"/>2 <text:s text:c="3"/></text:p>
      <text:p text:style-name="P16"><text:s text:c="4"/>3 <text:s text:c="3"/></text:p>
      <text:p text:style-name="P16"><text:s text:c="4"/>4 <text:s text:c="3"/></text:p>
      <text:p text:style-name="P16"><text:s text:c="4"/>5 <text:s text:c="3"/></text:p>
      <text:p text:style-name="P16"><text:s text:c="4"/>6 <text:s text:c="3"/></text:p>
      <text:p text:style-name="P16"><text:s text:c="4"/>7 <text:s text:c="3"/></text:p>
      <text:p text:style-name="P16"><text:s text:c="4"/>8 <text:s text:c="3"/></text:p>
      <text:p text:style-name="P16"></text:p>
      <text:p text:style-name="P16">('cost = ', 8, 'g = ', 8)</text:p>
      <text:p text:style-name="P16"><text:s text:c="8"/>1</text:p>
      <text:p text:style-name="P16"><text:s text:c="8"/>2</text:p>
      <text:p text:style-name="P16"><text:s text:c="8"/>3</text:p>
      <text:p text:style-name="P16"><text:s text:c="8"/>4</text:p>
      <text:p text:style-name="P16"><text:soft-page-break/><text:s text:c="8"/>5</text:p>
      <text:p text:style-name="P16"><text:s text:c="8"/>6</text:p>
      <text:p text:style-name="P16"><text:s text:c="8"/>7</text:p>
      <text:p text:style-name="P16"><text:s text:c="8"/>8</text:p>
      <text:p text:style-name="P16"></text:p>
      <text:p text:style-name="P16">goal found.</text:p>
      <text:p text:style-name="P16">('g =', 8, 'h =', 0)</text:p>
      <text:p text:style-name="P16">('num_goal_test =', 8)</text:p>
      <text:p text:style-name="P18"><text:span text:style-name="T2"/></text:p>
      <text:p text:style-name="P18">h2: n = 9:</text:p>
      <text:p text:style-name="P17">abhinav@ubuntu:~/Downloads$ python blocks.py 9</text:p>
      <text:p text:style-name="P17">randomly generated stacks of blocks:</text:p>
      <text:p text:style-name="P17">7 <text:s text:c="7"/></text:p>
      <text:p text:style-name="P17">3 <text:s text:c="7"/></text:p>
      <text:p text:style-name="P17">8 <text:s text:c="7"/></text:p>
      <text:p text:style-name="P17">4 <text:s text:c="2"/>9 <text:s text:c="2"/>1</text:p>
      <text:p text:style-name="P17">6 <text:s text:c="2"/>5 <text:s text:c="2"/>2</text:p>
      <text:p text:style-name="P17"></text:p>
      <text:p text:style-name="P17">('cost = ', 30, 'g = ', 0)</text:p>
      <text:p text:style-name="P17">7 <text:s text:c="7"/></text:p>
      <text:p text:style-name="P17">3 <text:s text:c="7"/></text:p>
      <text:p text:style-name="P17">8 <text:s text:c="7"/></text:p>
      <text:p text:style-name="P17">4 <text:s text:c="2"/>9 <text:s text:c="2"/>1</text:p>
      <text:p text:style-name="P17">6 <text:s text:c="2"/>5 <text:s text:c="2"/>2</text:p>
      <text:p text:style-name="P17"></text:p>
      <text:p text:style-name="P17">('cost = ', 25, 'g = ', 1)</text:p>
      <text:p text:style-name="P17"><text:s text:c="4"/>7 <text:s text:c="3"/></text:p>
      <text:p text:style-name="P17"><text:s text:c="4"/>3 <text:s text:c="3"/></text:p>
      <text:p text:style-name="P17"><text:s text:c="4"/>8 <text:s text:c="3"/></text:p>
      <text:p text:style-name="P17">4 <text:s text:c="2"/>9 <text:s text:c="2"/>1</text:p>
      <text:p text:style-name="P17">6 <text:s text:c="2"/>5 <text:s text:c="2"/>2</text:p>
      <text:p text:style-name="P17"></text:p>
      <text:p text:style-name="P17">('cost = ', 22, 'g = ', 2)</text:p>
      <text:p text:style-name="P17"><text:s text:c="4"/>4 <text:s text:c="3"/></text:p>
      <text:p text:style-name="P17"><text:s text:c="4"/>6 <text:s text:c="3"/></text:p>
      <text:p text:style-name="P17"><text:s text:c="4"/>7 <text:s text:c="3"/></text:p>
      <text:p text:style-name="P17"><text:s text:c="4"/>3 <text:s text:c="3"/></text:p>
      <text:p text:style-name="P17"><text:s text:c="4"/>8 <text:s text:c="3"/></text:p>
      <text:p text:style-name="P17"><text:s text:c="4"/>9 <text:s text:c="2"/>1</text:p>
      <text:p text:style-name="P17"><text:s text:c="4"/>5 <text:s text:c="2"/>2</text:p>
      <text:p text:style-name="P17"></text:p>
      <text:p text:style-name="P17">('cost = ', 21, 'g = ', 3)</text:p>
      <text:p text:style-name="P17"><text:s text:c="4"/>1 <text:s text:c="3"/></text:p>
      <text:p text:style-name="P17"><text:s text:c="4"/>2 <text:s text:c="3"/></text:p>
      <text:p text:style-name="P17"><text:s text:c="4"/>4 <text:s text:c="3"/></text:p>
      <text:p text:style-name="P17"><text:s text:c="4"/>6 <text:s text:c="3"/></text:p>
      <text:p text:style-name="P17"><text:s text:c="4"/>7 <text:s text:c="3"/></text:p>
      <text:p text:style-name="P17"><text:s text:c="4"/>3 <text:s text:c="3"/></text:p>
      <text:p text:style-name="P17"><text:s text:c="4"/>8 <text:s text:c="3"/></text:p>
      <text:p text:style-name="P17"><text:s text:c="4"/>9 <text:s text:c="3"/></text:p>
      <text:p text:style-name="P17"><text:s text:c="4"/>5 <text:s text:c="3"/></text:p>
      <text:p text:style-name="P17"></text:p>
      <text:p text:style-name="P17">('cost = ', 20, 'g = ', 4)</text:p>
      <text:p text:style-name="P17"><text:s text:c="8"/>1</text:p>
      <text:p text:style-name="P17"><text:s text:c="8"/>2</text:p>
      <text:p text:style-name="P17"><text:s text:c="8"/>4</text:p>
      <text:p text:style-name="P17"><text:s text:c="8"/>6</text:p>
      <text:p text:style-name="P17"><text:s text:c="8"/>7</text:p>
      <text:p text:style-name="P17"><text:s text:c="8"/>3</text:p>
      <text:p text:style-name="P17"><text:soft-page-break/><text:s text:c="8"/>8</text:p>
      <text:p text:style-name="P17"><text:s text:c="4"/>5 <text:s text:c="2"/>9</text:p>
      <text:p text:style-name="P17"></text:p>
      <text:p text:style-name="P17">('cost = ', 19, 'g = ', 5)</text:p>
      <text:p text:style-name="P17"><text:s text:c="8"/>6</text:p>
      <text:p text:style-name="P17"><text:s text:c="4"/>1 <text:s text:c="2"/>7</text:p>
      <text:p text:style-name="P17"><text:s text:c="4"/>2 <text:s text:c="2"/>3</text:p>
      <text:p text:style-name="P17"><text:s text:c="4"/>4 <text:s text:c="2"/>8</text:p>
      <text:p text:style-name="P17"><text:s text:c="4"/>5 <text:s text:c="2"/>9</text:p>
      <text:p text:style-name="P17"></text:p>
      <text:p text:style-name="P17">('cost = ', 16, 'g = ', 6)</text:p>
      <text:p text:style-name="P17"><text:s text:c="8"/>1</text:p>
      <text:p text:style-name="P17"><text:s text:c="8"/>2</text:p>
      <text:p text:style-name="P17"><text:s text:c="8"/>4</text:p>
      <text:p text:style-name="P17"><text:s text:c="8"/>5</text:p>
      <text:p text:style-name="P17"><text:s text:c="8"/>6</text:p>
      <text:p text:style-name="P17"><text:s text:c="8"/>7</text:p>
      <text:p text:style-name="P17"><text:s text:c="8"/>3</text:p>
      <text:p text:style-name="P17"><text:s text:c="8"/>8</text:p>
      <text:p text:style-name="P17"><text:s text:c="8"/>9</text:p>
      <text:p text:style-name="P17"></text:p>
      <text:p text:style-name="P17">('cost = ', 15, 'g = ', 7)</text:p>
      <text:p text:style-name="P17"><text:s text:c="4"/>1 <text:s text:c="3"/></text:p>
      <text:p text:style-name="P17"><text:s text:c="4"/>2 <text:s text:c="3"/></text:p>
      <text:p text:style-name="P17"><text:s text:c="4"/>4 <text:s text:c="3"/></text:p>
      <text:p text:style-name="P17"><text:s text:c="4"/>5 <text:s text:c="2"/>3</text:p>
      <text:p text:style-name="P17"><text:s text:c="4"/>6 <text:s text:c="2"/>8</text:p>
      <text:p text:style-name="P17"><text:s text:c="4"/>7 <text:s text:c="2"/>9</text:p>
      <text:p text:style-name="P17"></text:p>
      <text:p text:style-name="P17">('cost = ', 14, 'g = ', 8)</text:p>
      <text:p text:style-name="P17"><text:s text:c="8"/>1</text:p>
      <text:p text:style-name="P17"><text:s text:c="4"/>4 <text:s text:c="2"/>2</text:p>
      <text:p text:style-name="P17"><text:s text:c="4"/>5 <text:s text:c="2"/>3</text:p>
      <text:p text:style-name="P17"><text:s text:c="4"/>6 <text:s text:c="2"/>8</text:p>
      <text:p text:style-name="P17"><text:s text:c="4"/>7 <text:s text:c="2"/>9</text:p>
      <text:p text:style-name="P17"></text:p>
      <text:p text:style-name="P17">('cost = ', 13, 'g = ', 9)</text:p>
      <text:p text:style-name="P17"><text:s text:c="4"/>1 <text:s text:c="3"/></text:p>
      <text:p text:style-name="P17"><text:s text:c="4"/>2 <text:s text:c="3"/></text:p>
      <text:p text:style-name="P17"><text:s text:c="4"/>3 <text:s text:c="3"/></text:p>
      <text:p text:style-name="P17"><text:s text:c="4"/>4 <text:s text:c="3"/></text:p>
      <text:p text:style-name="P17"><text:s text:c="4"/>5 <text:s text:c="3"/></text:p>
      <text:p text:style-name="P17"><text:s text:c="4"/>6 <text:s text:c="2"/>8</text:p>
      <text:p text:style-name="P17"><text:s text:c="4"/>7 <text:s text:c="2"/>9</text:p>
      <text:p text:style-name="P17"></text:p>
      <text:p text:style-name="P17">('cost = ', 10, 'g = ', 10)</text:p>
      <text:p text:style-name="P17"><text:s text:c="8"/>1</text:p>
      <text:p text:style-name="P17"><text:s text:c="8"/>2</text:p>
      <text:p text:style-name="P17"><text:s text:c="8"/>3</text:p>
      <text:p text:style-name="P17"><text:s text:c="8"/>4</text:p>
      <text:p text:style-name="P17"><text:s text:c="8"/>5</text:p>
      <text:p text:style-name="P17"><text:s text:c="8"/>6</text:p>
      <text:p text:style-name="P17"><text:s text:c="8"/>7</text:p>
      <text:p text:style-name="P17"><text:s text:c="8"/>8</text:p>
      <text:p text:style-name="P17"><text:s text:c="8"/>9</text:p>
      <text:p text:style-name="P17"></text:p>
      <text:p text:style-name="P17">goal found.</text:p>
      <text:p text:style-name="P17">('g =', 10, 'h =', 0)</text:p>
      <text:p text:style-name="P17">('num_goal_test =', 10)</text:p>
      <text:p text:style-name="P19"><text:soft-page-break/>Appendix:</text:p>
      <text:p text:style-name="P19"/>
      <text:p text:style-name="P18">Source Code:</text:p>
      <text:p text:style-name="P18"/>
      <text:p text:style-name="P17">import random</text:p>
      <text:p text:style-name="P17">import sys</text:p>
      <text:p text:style-name="P17">from copy import deepcopy</text:p>
      <text:p text:style-name="P17">from heapq import heappush, heappop</text:p>
      <text:p text:style-name="P17"></text:p>
      <text:p text:style-name="P17">def find(f, seq):</text:p>
      <text:p text:style-name="P17"><text:s text:c="2"/>"""Return first item to be found in the list matching with 'item'."""</text:p>
      <text:p text:style-name="P17"><text:s text:c="2"/>for item in seq:</text:p>
      <text:p text:style-name="P17"><text:s text:c="4"/>if f == item: </text:p>
      <text:p text:style-name="P17"><text:s text:c="6"/>return item</text:p>
      <text:p text:style-name="P17"><text:s text:c="2"/>return None</text:p>
      <text:p text:style-name="P17"></text:p>
      <text:p text:style-name="P17">def print_blocks(stack_list):</text:p>
      <text:p text:style-name="P17"><text:s text:c="4"/>"""prints stacks of blocks vertically"""</text:p>
      <text:p text:style-name="P17"><text:s text:c="4"/>max_blocks = 0</text:p>
      <text:p text:style-name="P17"><text:s text:c="4"/>for i in range(len(stack_list)):</text:p>
      <text:p text:style-name="P17"><text:s text:c="8"/>max_blocks = max(max_blocks, len(stack_list[i]))</text:p>
      <text:p text:style-name="P17"></text:p>
      <text:p text:style-name="P17"><text:s text:c="4"/>array = []</text:p>
      <text:p text:style-name="P17"><text:s text:c="4"/>for i in range(max_blocks):</text:p>
      <text:p text:style-name="P17"><text:s text:c="8"/>temp_list = []</text:p>
      <text:p text:style-name="P17"><text:s text:c="8"/>for j in range(len(stack_list)):</text:p>
      <text:p text:style-name="P17"><text:s text:c="12"/>k = max_blocks - i - 1</text:p>
      <text:p text:style-name="P17"><text:s text:c="12"/>if k &lt; 0 or k &gt;=len(stack_list[j]):</text:p>
      <text:p text:style-name="P17"><text:s text:c="16"/>temp_list.append(' ')</text:p>
      <text:p text:style-name="P17"><text:s text:c="12"/>else:</text:p>
      <text:p text:style-name="P17"><text:s text:c="16"/>temp_list.append(stack_list[j][k])</text:p>
      <text:p text:style-name="P17"></text:p>
      <text:p text:style-name="P17"><text:s text:c="8"/>array.append(temp_list)</text:p>
      <text:p text:style-name="P17"></text:p>
      <text:p text:style-name="P17"><text:s text:c="4"/>for i in range(max_blocks):</text:p>
      <text:p text:style-name="P17"><text:s text:c="8"/>print(' <text:s text:c="2"/>'.join(map(str, array[i])))</text:p>
      <text:p text:style-name="P17"><text:s text:c="4"/>print('\n')</text:p>
      <text:p text:style-name="P17"></text:p>
      <text:p text:style-name="P17">def gen_children(stack_list):</text:p>
      <text:p text:style-name="P17"><text:s text:c="4"/>""" generates children thru valid moves from a stack list configuration"""</text:p>
      <text:p text:style-name="P17"><text:s text:c="4"/>list_of_children = []</text:p>
      <text:p text:style-name="P17"><text:s text:c="4"/>sl = stack_list</text:p>
      <text:p text:style-name="P17"><text:s text:c="4"/>for i in range(len(sl)):</text:p>
      <text:p text:style-name="P17"><text:s text:c="8"/>cur_stack = sl[i]</text:p>
      <text:p text:style-name="P17"><text:s text:c="8"/>len_cur = len(cur_stack)</text:p>
      <text:p text:style-name="P17"><text:s text:c="8"/>if not len_cur:</text:p>
      <text:p text:style-name="P17"><text:s text:c="12"/>continue</text:p>
      <text:p text:style-name="P17"></text:p>
      <text:p text:style-name="P17"><text:s text:c="8"/>for j in range(len_cur):</text:p>
      <text:p text:style-name="P17"><text:s text:c="12"/>for k in range(len(sl)):</text:p>
      <text:p text:style-name="P17"><text:s text:c="16"/>if k != i:</text:p>
      <text:p text:style-name="P17"><text:s text:c="20"/>new_child = deepcopy(sl)</text:p>
      <text:p text:style-name="P17"><text:s text:c="20"/>count = 0</text:p>
      <text:p text:style-name="P17"><text:s text:c="20"/>for l in cur_stack[len_cur-j-1:]:</text:p>
      <text:p text:style-name="P17"><text:s text:c="24"/>new_child[k].append(l)</text:p>
      <text:p text:style-name="P17"><text:s text:c="24"/>count +=1</text:p>
      <text:p text:style-name="P17"><text:s text:c="20"/>for p in range(count):</text:p>
      <text:p text:style-name="P17"><text:s text:c="24"/>new_child[i].pop()</text:p>
      <text:p text:style-name="P17"><text:soft-page-break/><text:s text:c="20"/>list_of_children.append(new_child)</text:p>
      <text:p text:style-name="P17"></text:p>
      <text:p text:style-name="P17"><text:s text:c="4"/>return list_of_children</text:p>
      <text:p text:style-name="P17"></text:p>
      <text:p text:style-name="P17">def gen_random(num_blocks):</text:p>
      <text:p text:style-name="P17"><text:s text:c="4"/>a = range(1,num_blocks+1)</text:p>
      <text:p text:style-name="P17"><text:s text:c="4"/>random.shuffle(a)</text:p>
      <text:p text:style-name="P17"><text:s text:c="4"/>f = random.randrange(0,num_blocks)</text:p>
      <text:p text:style-name="P17"><text:s text:c="4"/>s = random.randrange(f,num_blocks)</text:p>
      <text:p text:style-name="P17"><text:s text:c="4"/>return[a[:f],a[f:s],a[s:]]</text:p>
      <text:p text:style-name="P17"><text:s text:c="4"/></text:p>
      <text:p text:style-name="P17">class BlocksWorld(object):</text:p>
      <text:p text:style-name="P17"><text:s text:c="4"/>def __init__(self, num_blocks=8):</text:p>
      <text:p text:style-name="P17"><text:s text:c="8"/>self.num_blocks = num_blocks</text:p>
      <text:p text:style-name="P17"><text:s text:c="8"/>self.goal = [[],[],range(1,num_blocks+1)]</text:p>
      <text:p text:style-name="P17"><text:s text:c="8"/>self.goal[2].reverse() </text:p>
      <text:p text:style-name="P17"><text:s text:c="8"/>self.goal_tests = 0</text:p>
      <text:p text:style-name="P17"><text:s text:c="8"/></text:p>
      <text:p text:style-name="P17"><text:s text:c="8"/>self.stack_list = gen_random(num_blocks)</text:p>
      <text:p text:style-name="P17"><text:tab/></text:p>
      <text:p text:style-name="P17"><text:s text:c="4"/>def h0(self, sl):</text:p>
      <text:p text:style-name="P17"><text:s text:c="8"/>return 0</text:p>
      <text:p text:style-name="P17"></text:p>
      <text:p text:style-name="P17"><text:s text:c="4"/>def h1(self, sl):</text:p>
      <text:p text:style-name="P17"><text:s text:c="8"/>h_cost = (self.num_blocks - 1)</text:p>
      <text:p text:style-name="P17"><text:s text:c="8"/>for i in range(len(sl)):</text:p>
      <text:p text:style-name="P17"><text:s text:c="12"/>cur_stack = sl[i]</text:p>
      <text:p text:style-name="P17"><text:s text:c="12"/>temp = 0</text:p>
      <text:p text:style-name="P17"><text:s text:c="12"/>for j in cur_stack:</text:p>
      <text:p text:style-name="P17"><text:s text:c="16"/>if temp:</text:p>
      <text:p text:style-name="P17"><text:s text:c="20"/>if j == temp-1:</text:p>
      <text:p text:style-name="P17"><text:s text:c="24"/>h_cost -= 1</text:p>
      <text:p text:style-name="P17"><text:s text:c="16"/>temp = j</text:p>
      <text:p text:style-name="P17"><text:s text:c="8"/>return h_cost</text:p>
      <text:p text:style-name="P17"> <text:s text:c="7"/></text:p>
      <text:p text:style-name="P17"><text:s text:c="4"/>def h2(self, sl):</text:p>
      <text:p text:style-name="P17"><text:s text:c="8"/>""" given a stack list configuration, returns the heuristic cost.</text:p>
      <text:p text:style-name="P17"><text:s text:c="8"/>h_cost(goal) = 0</text:p>
      <text:p text:style-name="P17"><text:s text:c="8"/>Closeness and thus lower cost of a config is based on the assumption,</text:p>
      <text:p text:style-name="P17"><text:s text:c="8"/>that if the next node in a stack is 'previous node + 1', such nodes are</text:p>
      <text:p text:style-name="P17"><text:s text:c="8"/>nearer to the goal. """ </text:p>
      <text:p text:style-name="P17"><text:s text:c="8"/># for each successive node in order, we'll reduce the cost by 4,</text:p>
      <text:p text:style-name="P17"><text:s text:c="8"/>#initialize cost to a higher value, so that for goal node, </text:p>
      <text:p text:style-name="P17"><text:s text:c="8"/>#ultimate h_cost comes out to be zero.</text:p>
      <text:p text:style-name="P17"><text:s text:c="8"/>h_cost = (self.num_blocks - 1) * 4</text:p>
      <text:p text:style-name="P17"><text:s text:c="8"/>for i in range(len(sl)):</text:p>
      <text:p text:style-name="P17"><text:s text:c="12"/>cur_stack = sl[i]</text:p>
      <text:p text:style-name="P17"><text:s text:c="12"/>temp = 0</text:p>
      <text:p text:style-name="P17"><text:s text:c="12"/>for j in cur_stack:</text:p>
      <text:p text:style-name="P17"><text:s text:c="16"/>if temp:</text:p>
      <text:p text:style-name="P17"><text:s text:c="20"/>if j == temp-1:</text:p>
      <text:p text:style-name="P17"><text:s text:c="24"/>h_cost -= 4</text:p>
      <text:p text:style-name="P17"><text:s text:c="20"/>else:</text:p>
      <text:p text:style-name="P17"><text:s text:c="24"/>if j &lt; temp:</text:p>
      <text:p text:style-name="P17"><text:s text:c="28"/>h_cost -= 2</text:p>
      <text:p text:style-name="P17"><text:s text:c="24"/>else:</text:p>
      <text:p text:style-name="P17"><text:s text:c="28"/>h_cost += 2</text:p>
      <text:p text:style-name="P17"><text:s text:c="16"/>temp = j</text:p>
      <text:p text:style-name="P17"><text:s text:c="8"/>return h_cost</text:p>
      <text:p text:style-name="P17"><text:soft-page-break/></text:p>
      <text:p text:style-name="P17"><text:s text:c="4"/>def a_star(self, calc_heuristics = h2):</text:p>
      <text:p text:style-name="P17"><text:s text:c="8"/>h = []</text:p>
      <text:p text:style-name="P17"><text:s text:c="8"/>seen = []</text:p>
      <text:p text:style-name="P17"><text:s text:c="8"/>g_cost = 0</text:p>
      <text:p text:style-name="P17"><text:s text:c="8"/>new_node = self.stack_list</text:p>
      <text:p text:style-name="P17"><text:s text:c="8"/>h_cost = calc_heuristics(new_node)</text:p>
      <text:p text:style-name="P17"><text:s text:c="8"/>cost = g_cost + h_cost</text:p>
      <text:p text:style-name="P17"><text:s text:c="8"/>heappush(h, (cost, g_cost, new_node))</text:p>
      <text:p text:style-name="P17"></text:p>
      <text:p text:style-name="P17"><text:s text:c="8"/>while len(h):</text:p>
      <text:p text:style-name="P17"><text:s text:c="12"/>(cost, g_cost, new_node) = heappop(h)</text:p>
      <text:p text:style-name="P17"><text:s text:c="12"/>seen.append(new_node)</text:p>
      <text:p text:style-name="P17"><text:s text:c="12"/>print('cost = ', cost, 'g = ', g_cost)</text:p>
      <text:p text:style-name="P17"><text:s text:c="12"/>print_blocks(new_node)</text:p>
      <text:p text:style-name="P17"></text:p>
      <text:p text:style-name="P17"><text:s text:c="12"/>if new_node == self.goal:</text:p>
      <text:p text:style-name="P17"><text:s text:c="16"/>print('goal found.')</text:p>
      <text:p text:style-name="P17"><text:s text:c="16"/>print('g =',g_cost,'h =', calc_heuristics(self.goal))</text:p>
      <text:p text:style-name="P17"><text:s text:c="16"/>print('num_goal_test =',self.goal_tests)</text:p>
      <text:p text:style-name="P17"><text:s text:c="16"/>break</text:p>
      <text:p text:style-name="P17"><text:s text:c="12"/>self.goal_tests +=1</text:p>
      <text:p text:style-name="P17"></text:p>
      <text:p text:style-name="P17"><text:s text:c="12"/>if self.goal_tests &gt; 5000:</text:p>
      <text:p text:style-name="P17"><text:s text:c="16"/>print('max num goal tests exceeded.')</text:p>
      <text:p text:style-name="P17"><text:s text:c="16"/>return</text:p>
      <text:p text:style-name="P17"><text:s text:c="16"/></text:p>
      <text:p text:style-name="P17"><text:s text:c="12"/>child_list = gen_children(new_node)</text:p>
      <text:p text:style-name="P17"><text:s text:c="12"/>g_cost+= 1</text:p>
      <text:p text:style-name="P17"><text:s text:c="12"/>for node in child_list:</text:p>
      <text:p text:style-name="P17"><text:s text:c="16"/>if new_node == self.goal:</text:p>
      <text:p text:style-name="P17"><text:s text:c="20"/>print('goal found.')</text:p>
      <text:p text:style-name="P17"><text:s text:c="20"/>print('g =',g_cost,'h =', calc_heuristics(self.goal))</text:p>
      <text:p text:style-name="P17"><text:s text:c="20"/>print('num_goal_test =',self.goal_tests)</text:p>
      <text:p text:style-name="P17"><text:s text:c="20"/>print_blocks(new_node)</text:p>
      <text:p text:style-name="P17"><text:s text:c="20"/>break</text:p>
      <text:p text:style-name="P17"></text:p>
      <text:p text:style-name="P17"><text:s text:c="16"/>if not find(node, seen):</text:p>
      <text:p text:style-name="P17"><text:s text:c="20"/>h_cost = calc_heuristics(node)</text:p>
      <text:p text:style-name="P17"><text:s text:c="20"/>cost = g_cost + h_cost</text:p>
      <text:p text:style-name="P17"><text:s text:c="20"/>heappush(h, (cost, g_cost, node))</text:p>
      <text:p text:style-name="P17"></text:p>
      <text:p text:style-name="P17">def main():</text:p>
      <text:p text:style-name="P17"><text:s text:c="4"/>if len(sys.argv) != 2:</text:p>
      <text:p text:style-name="P17"><text:s text:c="8"/>print('usage: %s &lt;num_blocks&gt;' % sys.argv[0])</text:p>
      <text:p text:style-name="P17"><text:s text:c="4"/></text:p>
      <text:p text:style-name="P17"><text:s text:c="4"/>if len(sys.argv) &gt; 1:</text:p>
      <text:p text:style-name="P17"><text:s text:c="8"/>a = BlocksWorld(int(sys.argv[1]))</text:p>
      <text:p text:style-name="P17"><text:s text:c="4"/>else:</text:p>
      <text:p text:style-name="P17"><text:s text:c="8"/>a = BlocksWorld()</text:p>
      <text:p text:style-name="P17"></text:p>
      <text:p text:style-name="P17"><text:s text:c="4"/>print('randomly generated stacks of blocks:')</text:p>
      <text:p text:style-name="P17"><text:s text:c="4"/>print_blocks(a.stack_list)</text:p>
      <text:p text:style-name="P17"><text:s text:c="4"/>a.a_star(a.h2)</text:p>
      <text:p text:style-name="P17"></text:p>
      <text:p text:style-name="P17"><text:s text:c="4"/>return</text:p>
      <text:p text:style-name="P17"></text:p>
      <text:p text:style-name="P17">if __name__ == '__main__':</text:p>
      <text:p text:style-name="P20"><text:span text:style-name="T9"><text:s text:c="4"/>main(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Mono" svg:font-family="'Liberation Mono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shadow="none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bhinav </meta:initial-creator>
    <meta:creation-date>2011-09-29T16:42:57</meta:creation-date>
    <dc:date>2011-09-30T09:16:49</dc:date>
    <dc:creator>abhinav </dc:creator>
    <meta:editing-duration>PT2H43M53S</meta:editing-duration>
    <meta:editing-cycles>16</meta:editing-cycles>
    <meta:generator>LibreOffice/3.3$Unix LibreOffice_project/330m19$Build-202</meta:generator>
    <meta:document-statistic meta:table-count="1" meta:image-count="0" meta:object-count="0" meta:page-count="9" meta:paragraph-count="438" meta:word-count="1449" meta:character-count="10492"/>
  </office:meta>
</office:document-meta>
</file>